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007in" table:align="margins" style:shadow="#808080 0.0694in 0.0694in"/>
    </style:style>
    <style:style style:name="Table1.A" style:family="table-column">
      <style:table-column-properties style:column-width="7.2007in" style:rel-column-width="65535*"/>
    </style:style>
    <style:style style:name="Table1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2" style:family="table">
      <style:table-properties style:width="7.2007in" table:align="margins" style:shadow="#808080 0.0694in 0.0694in"/>
    </style:style>
    <style:style style:name="Table2.A" style:family="table-column">
      <style:table-column-properties style:column-width="7.2007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3" style:family="table">
      <style:table-properties style:width="7.2007in" table:align="margins" style:shadow="#808080 0.0694in 0.0694in"/>
    </style:style>
    <style:style style:name="Table3.A" style:family="table-column">
      <style:table-column-properties style:column-width="7.2007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P1" style:family="paragraph" style:parent-style-name="Table_20_Contents">
      <style:text-properties style:font-name="DejaVu Sans Mono"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rúžok PC pre deti</text:h>
      <text:p text:style-name="Text_20_body">Príklady a návody na stiahnutie sú rozložené po hodinách - nájdete to na stránke <text:a xlink:type="simple" xlink:href="https://github.com/mb78/kruzok-pc" text:style-name="Internet_20_link" text:visited-style-name="Visited_20_Internet_20_Link">github.com/mb78/kruzok-pc</text:a>.</text:p>
      <text:p text:style-name="Text_20_body">Budeme programovať hlavne vo verzii 3 jazyka Python, odkaz na <text:a xlink:type="simple" xlink:href="https://sk.wikipedia.org/wiki/Python_(programovací_jazyk)" text:style-name="Internet_20_link" text:visited-style-name="Visited_20_Internet_20_Link">wikipédiu</text:a>, verzia 2 je od roku 2020 neudržovaná. Rozdiely medzi týmito verziami sú na stránke <text:a xlink:type="simple" xlink:href="https://www.guru99.com/python-2-vs-python-3.html" text:style-name="Internet_20_link" text:visited-style-name="Visited_20_Internet_20_Link">guru99.com/python-2-vs-python-3.html</text:a> (anj).</text:p>
      <text:p text:style-name="Text_20_body">Nainštalovanie softvéru (anj. software, programov) prejdeme na druhej hodine a popritom spravíme prvé pokusy. Na ďalších preskúmame zložitejšie úlohy, niečo bude vždy nachystané, niečo si vymyslia deti alebo nás na hodine napadne.</text:p>
      <text:p text:style-name="Text_20_body">Domáce úlohy nie sú, skôr ak majú deti doma možnosť a chuť, môžu skúsiť niečo vlastné. Čo nepôjde, pomôžeme na hodine.</text:p>
      <text:p text:style-name="Text_20_body">Užitočné odkazy:</text:p>
      <text:list xml:id="list683514605" text:style-name="L1">
        <text:list-item>
          <text:p text:style-name="P2"><text:a xlink:type="simple" xlink:href="https://github.com/mb78/kruzok-pc/blob/main/geo-inf.sk/materialy-k-pythonu" text:style-name="Internet_20_link" text:visited-style-name="Visited_20_Internet_20_Link">geo-inf.sk/materialy-k-pythonu</text:a> </text:p>
        </text:list-item>
      </text:list>
      <text:h text:style-name="Heading_20_2" text:outline-level="2">Hodina c.2</text:h>
      <text:list xml:id="list3906523806" text:style-name="L2">
        <text:list-item>
          <text:p text:style-name="P7">ako zacat s programovanim v Python-e, vo verzi 3 </text:p>
        </text:list-item>
        <text:list-item>
          <text:p text:style-name="P7">instalacia </text:p>
          <text:list>
            <text:list-item>
              <text:p text:style-name="P7">windows: <text:a xlink:type="simple" xlink:href="https://www.python.org/ftp/python/3.10.2/python-3.10.2-amd64.exe" text:style-name="Internet_20_link" text:visited-style-name="Visited_20_Internet_20_Link">https://www.python.org/ftp/python/3.10.2/python-3.10.2-amd64.exe</text:a> </text:p>
            </text:list-item>
            <text:list-item>
              <text:p text:style-name="P7">apple/macOS: <text:a xlink:type="simple" xlink:href="https://www.python.org/ftp/python/3.10.2/python-3.10.2-macos11.pkg" text:style-name="Internet_20_link" text:visited-style-name="Visited_20_Internet_20_Link">https://www.python.org/ftp/python/3.10.2/python-3.10.2-macos11.pkg</text:a> </text:p>
            </text:list-item>
            <text:list-item>
              <text:p text:style-name="P7">linux (napriklad Ubuntu): sudo apt install python3 idle </text:p>
            </text:list-item>
          </text:list>
        </text:list-item>
        <text:list-item>
          <text:p text:style-name="P7">v akom prostredi (editore) sa da programovat </text:p>
          <text:list>
            <text:list-item>
              <text:p text:style-name="P7">na zaciatok v IDLE </text:p>
            </text:list-item>
            <text:list-item>
              <text:p text:style-name="P7">neskor vscode, spyder, codeblocks, atd. - ako komu vyhovuje </text:p>
            </text:list-item>
          </text:list>
        </text:list-item>
        <text:list-item>
          <text:p text:style-name="P7">ako spustit program </text:p>
          <text:list>
            <text:list-item>
              <text:p text:style-name="P3">do prikazoveho riadku napiste a potvrdte ENTER-om: python3 priklad-1-1.py </text:p>
            </text:list-item>
          </text:list>
        </text:list-item>
      </text:list>
      <text:h text:style-name="Heading_20_3" text:outline-level="3">priklad-1-1.py</text:h>
      <text:list xml:id="list1607099075" text:style-name="L3">
        <text:list-item>
          <text:p text:style-name="P8">prvy program pre vypis a nacitanie textu z konzoly (terminalu) </text:p>
        </text:list-item>
        <text:list-item>
          <text:p text:style-name="P4">spracovanie dvoch retazcov </text:p>
        </text:list-item>
      </text:list>
      <table:table table:name="Table1" table:style-name="Table1">
        <table:table-column table:style-name="Table1.A"/>
        <table:table-row table:style-name="TableLine94913006435440">
          <table:table-cell table:style-name="Table1.A1" office:value-type="string">
            <text:p text:style-name="P1"># poznamka (komentar) - riadok zacina so znakom '#'</text:p>
            <text:p text:style-name="P1"/>
            <text:p text:style-name="P1"># vypisanie textu na obrazovku (na terminal, moze sa povedat: na konzolu)</text:p>
            <text:p text:style-name="P1">print('vypisanie mena a priezviska')</text:p>
            <text:p text:style-name="P1"/>
            <text:p text:style-name="P1"># vypisanie text 'zadaj meno:'</text:p>
            <text:p text:style-name="P1"># a nacitanie textu do premennej 'meno'</text:p>
            <text:p text:style-name="P1">meno=input('zadaj meno:')</text:p>
            <text:p text:style-name="P1"># nacitanie priezviska do premennej 'priezvisko'</text:p>
            <text:p text:style-name="P1">priezvisko=input('zadaj priezvisko:')</text:p>
            <text:p text:style-name="P1"/>
            <text:p text:style-name="P1"># vypisanie textu, medzery, obsahu premennej 'meno', medzery a obsahu 'priezvisko'</text:p>
            <text:p text:style-name="P1">print('meno a priezvisko:',meno,priezvisko)</text:p>
            <text:p text:style-name="P1"/>
            <text:p text:style-name="P1">########################################################################</text:p>
            <text:p text:style-name="P1"># dalsie poznamky k prikladu</text:p>
            <text:p text:style-name="P1">#</text:p>
            <text:p text:style-name="P1"># viacriadkovy komentar - zaciatok a koniec je oznaceny znakmi (3 apostrofy): '''</text:p>
            <text:p text:style-name="P1"># napriklad:</text:p>
            <text:p text:style-name="P1"><text:soft-page-break/>'''</text:p>
            <text:p text:style-name="P1">poznamka</text:p>
            <text:p text:style-name="P1">ma viac</text:p>
            <text:p text:style-name="P1">riadkov</text:p>
            <text:p text:style-name="P1">'''</text:p>
          </table:table-cell>
        </table:table-row>
      </table:table>
      <text:p text:style-name="Text_20_body"/>
      <text:h text:style-name="Heading_20_3" text:outline-level="3">priklad-1-2.py</text:h>
      <text:list xml:id="list3377660267" text:style-name="L4">
        <text:list-item>
          <text:p text:style-name="P9">program, ktorym sa mozeme navzajom otestovat z akehokolvek predmetu </text:p>
        </text:list-item>
        <text:list-item>
          <text:p text:style-name="P9">vypis otazky a moznosti odpovede A, B, C </text:p>
        </text:list-item>
        <text:list-item>
          <text:p text:style-name="P5">nacitanie odpovede a vyhodnotenie </text:p>
        </text:list-item>
      </text:list>
      <table:table table:name="Table2" table:style-name="Table2">
        <table:table-column table:style-name="Table2.A"/>
        <table:table-row table:style-name="TableLine94913006279600">
          <table:table-cell table:style-name="Table2.A1" office:value-type="string">
            <text:p text:style-name="P1">print('Predmet: Matematika')</text:p>
            <text:p text:style-name="P1">print('Otazka: Scitajte cisla 7 + 4, aky je vysledok ?')</text:p>
            <text:p text:style-name="P1">print('odpoved A) 8')</text:p>
            <text:p text:style-name="P1">print('odpoved B) 11')</text:p>
            <text:p text:style-name="P1">print('odpoved C) 12')</text:p>
            <text:p text:style-name="P1">odpoved=input('Odpovedz pismenom A, B alebo C: ')</text:p>
            <text:p text:style-name="P1">if (odpoved=='B'):</text:p>
            <text:p text:style-name="P1"><text:s text:c="4"/>print('Spravne !!!')</text:p>
            <text:p text:style-name="P1">else:</text:p>
            <text:p text:style-name="P1"><text:s text:c="4"/>print('Nespravne, 7 + 4 = 11, spravna odpoved je B')</text:p>
          </table:table-cell>
        </table:table-row>
      </table:table>
      <text:p text:style-name="Text_20_body"/>
      <text:h text:style-name="Heading_20_3" text:outline-level="3">priklad-1-3.py</text:h>
      <text:list xml:id="list3994289503" text:style-name="L5">
        <text:list-item>
          <text:p text:style-name="P10">pracovanie s grafickym uzivatelskym rozhranim TkInter </text:p>
        </text:list-item>
        <text:list-item>
          <text:p text:style-name="P6">len ako priklad, studium na doma - ako bude mat kto cas a chut </text:p>
        </text:list-item>
      </text:list>
      <table:table table:name="Table3" table:style-name="Table3">
        <table:table-column table:style-name="Table3.A"/>
        <table:table-row table:style-name="TableLine94913011530512">
          <table:table-cell table:style-name="Table3.A1" office:value-type="string">
            <text:p text:style-name="P1">from tkinter import Tk, Label, Button</text:p>
            <text:p text:style-name="P1"/>
            <text:p text:style-name="P1">def vypis_textu():</text:p>
            <text:p text:style-name="P1"><text:s text:c="4"/>print("Ahoj ! tlacitko bolo stlacene")</text:p>
            <text:p text:style-name="P1"/>
            <text:p text:style-name="P1">def koniec():</text:p>
            <text:p text:style-name="P1"><text:s text:c="4"/>global win</text:p>
            <text:p text:style-name="P1"><text:s text:c="4"/>win.quit()</text:p>
            <text:p text:style-name="P1"><text:s text:c="4"/>win.withdraw()</text:p>
            <text:p text:style-name="P1"/>
            <text:p text:style-name="P1">win = Tk()</text:p>
            <text:p text:style-name="P1">win.geometry('200x150+200+200')</text:p>
            <text:p text:style-name="P1">win.title("Ahoj !")</text:p>
            <text:p text:style-name="P1"/>
            <text:p text:style-name="P1">label = Label(win, text="Prvy pokus s TkInter")</text:p>
            <text:p text:style-name="P1">label.pack()</text:p>
            <text:p text:style-name="P1"/>
            <text:p text:style-name="P1">greet_button = Button(win, text="Vypis textu", command=vypis_textu)</text:p>
            <text:p text:style-name="P1">greet_button.pack()</text:p>
            <text:p text:style-name="P1"/>
            <text:p text:style-name="P1">close_button = Button(win, text="Koniec", command=koniec)</text:p>
            <text:p text:style-name="P1">close_button.pack()</text:p>
            <text:p text:style-name="P1">win.mainloop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35:32.636735663</meta:creation-date>
    <dc:date>2022-01-24T12:43:04.607577574</dc:date>
    <meta:editing-duration>PT7M31S</meta:editing-duration>
    <meta:editing-cycles>2</meta:editing-cycles>
    <meta:generator>LibreOffice/6.4.7.2$Linux_X86_64 LibreOffice_project/40$Build-2</meta:generator>
    <meta:print-date>2022-01-24T12:41:46.355624514</meta:print-date>
    <meta:document-statistic meta:table-count="3" meta:image-count="0" meta:object-count="0" meta:page-count="2" meta:paragraph-count="75" meta:word-count="412" meta:character-count="3065" meta:non-whitespace-character-count="2704"/>
  </office:meta>
</office:document-meta>
</file>